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alibri"/>
    </style:style>
    <style:style style:name="P2" style:family="paragraph" style:parent-style-name="Text_20_body" style:list-style-name="L1">
      <style:text-properties style:font-name="Calibri" officeooo:rsid="000019f9" officeooo:paragraph-rsid="000019f9"/>
    </style:style>
    <style:style style:name="P3" style:family="paragraph" style:parent-style-name="Text_20_body">
      <style:text-properties officeooo:rsid="000019f9" officeooo:paragraph-rsid="000019f9"/>
    </style:style>
    <style:style style:name="P4" style:family="paragraph" style:parent-style-name="Text_20_body">
      <style:text-properties officeooo:rsid="00044003" officeooo:paragraph-rsid="00044003"/>
    </style:style>
    <style:style style:name="P5" style:family="paragraph" style:parent-style-name="Text_20_body">
      <style:text-properties officeooo:rsid="00044284" officeooo:paragraph-rsid="00044284"/>
    </style:style>
    <style:style style:name="P6" style:family="paragraph" style:parent-style-name="Text_20_body">
      <style:text-properties officeooo:rsid="00053a6f" officeooo:paragraph-rsid="00053a6f"/>
    </style:style>
    <style:style style:name="P7" style:family="paragraph" style:parent-style-name="Standard">
      <style:text-properties style:font-name="Calibri" officeooo:rsid="000019f9" officeooo:paragraph-rsid="000019f9"/>
    </style:style>
    <style:style style:name="P8" style:family="paragraph" style:parent-style-name="Heading">
      <style:text-properties officeooo:rsid="0002ca9e" officeooo:paragraph-rsid="0002ca9e"/>
    </style:style>
    <style:style style:name="P9" style:family="paragraph" style:parent-style-name="Heading_20_1">
      <style:text-properties officeooo:rsid="00044003" officeooo:paragraph-rsid="00044003"/>
    </style:style>
    <style:style style:name="T1" style:family="text">
      <style:text-properties officeooo:rsid="00012528"/>
    </style:style>
    <style:style style:name="T2" style:family="text">
      <style:text-properties officeooo:rsid="00053a6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utiny or Greedy Captain</text:p>
      <text:p text:style-name="P7"/>
      <text:h text:style-name="Heading_20_1" text:outline-level="1">About</text:h>
      <text:p text:style-name="P7"/>
      <text:p text:style-name="P1">Greedy captain is a pirate game about working with your friends to earn loot until you need to stab them in the back and take it all.</text:p>
      <text:list xml:id="list975591536103941879" text:style-name="L1">
        <text:list-item>
          <text:p text:style-name="P2">Number of players: 3-5</text:p>
        </text:list-item>
        <text:list-item>
          <text:p text:style-name="P2">Timeline: 60-90 minutes</text:p>
        </text:list-item>
      </text:list>
      <text:h text:style-name="P9" text:outline-level="1">Summary</text:h>
      <text:p text:style-name="P4">Players will have to work together aboard a pirate ship on it’s long voyages in order to survive. They will have to deal with mundane problems like grog shortages, boredom, and scurvy. And they will have to pull out all of the piratey tricks that they can muster to win naval battles. The captain collects all of the loot, although he will divy it up as he sees fit. As the crew gets irritated, they will eventually toss the captain overboard and elect a new leader. Will you earn enough goodwill from them to become the new captain? Being captain gives you special privileges, most importantly leeway over the dividing up of the loot. As your ship passes deserted islands, you will have a chance to bury your gold so that you wont be tempted to spend it all on beer and whores at the next port of call. If you can retire with the biggest haul, you win the game!</text:p>
      <text:h text:style-name="Heading_20_1" text:outline-level="1">Setup</text:h>
      <text:p text:style-name="P3">Choose the sloop mat and place it in the center of the play area. Each player randomly selects a pirate card, and draws 2 skill cards to place in front of them face up. Each player then puts their player token on any ship space except <text:span text:style-name="T1">the captain’s cabin or captain’s position on the helm. The ship is considered at “port”. The game begins at the “leaving port” stage rather than “arriving in port”, as players don’t have any loot to spend yet.</text:span></text:p>
      <text:h text:style-name="Heading_20_1" text:outline-level="1">Stages</text:h>
      <text:p text:style-name="P8">Leaving Port</text:p>
      <text:p text:style-name="P5">The goal of this stage of the game is to choose the next port to sail to. If there is any ship money, it is now transferred to the captain, who immediately can divvy it up. Non-player captains DO NOT share loot at this time. Draw two destination cards from the destination deck. Each destination has different <text:soft-page-break/>perks when you arrive, and may be a longer or shorter journey. Long trips are more difficult but also offer up more chances for worthwhile encounters. The captain decides. If the captain is not a player, each player makes an influence check against the captain. Highest succeeding check chooses the destination. In case of a tie <text:span text:style-name="T2">or the check fails, draw a third location and set that as the ships destination. Discard any leftover location cards. Shuffle the event deck and draw the number of event cards shown on your destination. Your ship has now set sail and you are at sea!</text:span></text:p>
      <text:p text:style-name="P8">Sailing</text:p>
      <text:p text:style-name="P6">Sailing consists of a series of days. At the beginning of each day, </text:p>
      <text:p text:style-name="P8">Voting</text:p>
      <text:p text:style-name="P8">Encounters</text:p>
      <text:p text:style-name="P8">Exploration</text:p>
      <text:p text:style-name="P8">Arriving in port</text:p>
      <text:p text:style-name="P5">As soon as you arrive in port, the captain will divide up remaining loot. Follow non-player captain influence rules. After it’s been divided, the ship earns any gold for quests, bounty, or if the port card has a money bonus. This money belongs to the ship for now, until leaving 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ibri" fo:font-family="Calibri"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Calibri" fo:font-family="Calibri" style:font-family-generic="swiss"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Calibri" fo:font-family="Calibri" style:font-family-generic="swiss" style:font-pitch="variable"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02:09:45.652000000</meta:creation-date>
    <dc:date>2016-09-08T03:01:38.283000000</dc:date>
    <meta:editing-duration>PT28M21S</meta:editing-duration>
    <meta:editing-cycles>5</meta:editing-cycles>
    <meta:generator>LibreOffice/5.2.1.2$Windows_x86 LibreOffice_project/31dd62db80d4e60af04904455ec9c9219178d620</meta:generator>
    <meta:document-statistic meta:table-count="0" meta:image-count="0" meta:object-count="0" meta:page-count="2" meta:paragraph-count="19" meta:word-count="520" meta:character-count="2835" meta:non-whitespace-character-count="2335"/>
  </office:meta>
</office:document-meta>
</file>